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2000001724CE006A8.png" manifest:media-type="image/png"/>
  <manifest:file-entry manifest:full-path="Pictures/100002010000018F000001936A1AABDF.png" manifest:media-type="image/png"/>
  <manifest:file-entry manifest:full-path="Pictures/10000201000002A000000257C7D27EED.png" manifest:media-type="image/png"/>
  <manifest:file-entry manifest:full-path="Pictures/10000201000002000000020075B4DB72.png" manifest:media-type="image/png"/>
  <manifest:file-entry manifest:full-path="Pictures/100002010000004400000044698F1ABB.png" manifest:media-type="image/png"/>
  <manifest:file-entry manifest:full-path="Pictures/100026170000070E0000070E013ABCC8.svg" manifest:media-type="image/svg+xml"/>
  <manifest:file-entry manifest:full-path="Pictures/100000000000014A0000014A4657EBAF.png" manifest:media-type="image/png"/>
  <manifest:file-entry manifest:full-path="Pictures/100002010000004500000045177303F5.png" manifest:media-type="image/png"/>
  <manifest:file-entry manifest:full-path="Pictures/1008E7250000457400003DF5C148CFE9.svg" manifest:media-type="image/svg+xml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5.847cm"/>
    </style:style>
    <style:style style:name="gr8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3.7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_20_2-title">
      <style:graphic-properties draw:auto-grow-height="true" fo:min-height="3.506cm"/>
    </style:style>
    <style:style style:name="pr4" style:family="presentation" style:parent-style-name="默认_20_2-outline1">
      <style:graphic-properties fo:min-height="8.883cm"/>
    </style:style>
    <style:style style:name="pr5" style:family="presentation" style:parent-style-name="默认_20_2-outline1">
      <style:graphic-properties fo:min-height="11.928cm"/>
    </style:style>
    <style:style style:name="pr6" style:family="presentation" style:parent-style-name="默认_20_2-notes">
      <style:graphic-properties draw:fill-color="#ffffff" draw:auto-grow-height="true" fo:min-height="13.364cm"/>
    </style:style>
    <style:style style:name="pr7" style:family="presentation" style:parent-style-name="默认-title">
      <style:graphic-properties draw:auto-grow-height="true" fo:min-height="3.506cm"/>
    </style:style>
    <style:style style:name="pr8" style:family="presentation" style:parent-style-name="默认-outline1">
      <style:graphic-properties fo:min-height="11.928cm"/>
    </style:style>
    <style:style style:name="pr9" style:family="presentation" style:parent-style-name="默认-notes">
      <style:graphic-properties draw:fill-color="#ffffff" fo:min-height="13.364cm"/>
    </style:style>
    <style:style style:name="pr10" style:family="presentation" style:parent-style-name="默认-title">
      <style:graphic-properties fo:min-height="3.506cm"/>
    </style:style>
    <style:style style:name="pr11" style:family="presentation" style:parent-style-name="默认-outline1">
      <style:graphic-properties fo:min-height="5.558cm"/>
    </style:style>
    <style:style style:name="P1" style:family="paragraph">
      <style:text-properties style:font-name="思源黑体 CN Normal1" fo:font-size="72pt" style:font-name-asian="思源黑体 CN Normal1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32pt" style:font-name-asian="Courier 10 Pitch1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line-height="100%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center"/>
    </style:style>
    <style:style style:name="T1" style:family="text">
      <style:text-properties style:font-name="思源黑体 CN Normal1" fo:font-size="72pt" style:font-name-asian="思源黑体 CN Normal1" style:font-size-asian="72pt" style:font-size-complex="72pt"/>
    </style:style>
    <style:style style:name="T2" style:family="text">
      <style:text-properties style:font-name="Courier 10 Pitch1" fo:font-size="32pt" style:font-name-asian="Courier 10 Pitch1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默认" presentation:presentation-page-layout-name="AL1T19">
        <office:forms form:automatic-focus="false" form:apply-design-mode="false"/>
        <draw:frame presentation:style-name="pr1" draw:text-style-name="P1" draw:layer="layout" svg:width="25.199cm" svg:height="3.76cm" svg:x="1.401cm" svg:y="7.12cm" presentation:class="title" presentation:user-transformed="true">
          <draw:text-box>
            <text:p><text:span text:style-name="T1">十一圈介绍</text:span></text:p>
          </draw:text-box>
        </draw:frame>
        <draw:frame draw:style-name="gr1" draw:text-style-name="P2" draw:layer="layout" svg:width="6.2cm" svg:height="6.2cm" svg:x="19.8cm" svg:y="12.8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19.2cm" svg:y="2cm">
          <draw:text-box>
            <text:list text:style-name="L2">
              <text:list-item>
                <text:p text:style-name="P3"><text:span text:style-name="T2">用手机尝试</text:span></text:p>
              </text:list-item>
            </text:list>
          </draw:text-box>
        </draw:frame>
        <draw:frame draw:style-name="gr1" draw:text-style-name="P2" draw:layer="layout" svg:width="6.2cm" svg:height="6.2cm" svg:x="2cm" svg:y="12.8cm">
          <draw:image xlink:href="Pictures/10000201000002000000020075B4DB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_20_2" presentation:presentation-page-layout-name="AL2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十一圈的功能</text:p>
          </draw:text-box>
        </draw:frame>
        <draw:frame presentation:style-name="pr4" draw:layer="layout" svg:width="12.297cm" svg:height="14.486cm" svg:x="1.4cm" svg:y="4.914cm" presentation:class="outline" presentation:user-transformed="true">
          <draw:text-box>
            <text:list text:style-name="L3">
              <text:list-item>
                <text:p>十一圈是十一学校中为社团服务的网站</text:p>
              </text:list-item>
              <text:list-item>
                <text:p>现有功能：</text:p>
                <text:list>
                  <text:list-item>
                    <text:p>发布活动</text:p>
                  </text:list-item>
                  <text:list-item>
                    <text:p>推送分享</text:p>
                  </text:list-item>
                  <text:list-item>
                    <text:p>接收通知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886cm" svg:x="14.313cm" svg:y="4.914cm" presentation:class="outline" presentation:user-transformed="true">
          <draw:text-box>
            <text:list text:style-name="L3">
              <text:list-item>
                <text:p>开发中的功能</text:p>
                <text:list>
                  <text:list-item>
                    <text:p>社团档案馆</text:p>
                  </text:list-item>
                  <text:list-item>
                    <text:p>发布新闻</text:p>
                  </text:list-item>
                  <text:list-item>
                    <text:p>论坛模块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5.808cm" svg:height="5.808cm" svg:x="19.792cm" svg:y="12.692cm" presentation:class="graphic" presentation:user-transformed="true">
          <draw:image xlink:href="Pictures/100015350000072A0000072A4A8472F4.svg" xlink:type="simple" xlink:show="embed" xlink:actuate="onLoad">
            <text:p/>
          </draw:image>
          <draw:image xlink:href="Pictures/100002010000004500000045177303F5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注册用户</text:p>
          </draw:text-box>
        </draw:frame>
        <draw:frame presentation:style-name="pr8" draw:text-style-name="P6" draw:layer="layout" svg:width="12.297cm" svg:height="16.486cm" svg:x="1.4cm" svg:y="4.914cm" presentation:class="outline" presentation:user-transformed="true">
          <draw:text-box>
            <text:list text:style-name="L4">
              <text:list-item>
                <text:p text:style-name="P6">扫描二维码或输入网址：<text:a xlink:href="http://shiyiquan.net/" xlink:type="simple">shiyiquan.net</text:a></text:p>
              </text:list-item>
              <text:list-item>
                <text:p text:style-name="P6">点击右上角的按钮，然后按下“欢迎”，进入“注册账户”</text:p>
              </text:list-item>
              <text:list-item>
                <text:p text:style-name="P6">填写注册表单少一点</text:p>
              </text:list-item>
            </text:list>
            <text:list text:style-name="L3">
              <text:list-item>
                <text:list>
                  <text:list-item>
                    <text:p>链接是个人主页的地址，只能用字母和'-'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178cm" svg:height="12.178cm" svg:x="14.372cm" svg:y="4.914cm" presentation:class="graphic">
          <draw:image xlink:href="Pictures/100000000000014A0000014A4657EB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注册社团并添加头像</text:p>
          </draw:text-box>
        </draw:frame>
        <draw:frame presentation:style-name="pr8" draw:layer="layout" svg:width="25.199cm" svg:height="15.486cm" svg:x="1.4cm" svg:y="4.914cm" presentation:class="outline" presentation:user-transformed="true">
          <draw:text-box>
            <text:list text:style-name="L5">
              <text:list-item>
                <text:p>在页面自动跳转后登陆</text:p>
              </text:list-item>
              <text:list-item>
                <text:p>在右上角的工具栏中选择自己的姓名，点击“创建社团”</text:p>
              </text:list-item>
              <text:list-item>
                <text:p>填写社团的信息，其中社团简介最好写少一点</text:p>
              </text:list-item>
            </text:list>
            <text:list text:style-name="L3">
              <text:list-item>
                <text:list>
                  <text:list-item>
                    <text:p>eg: 一个积极进取的计算机&amp;网络社团。</text:p>
                  </text:list-item>
                </text:list>
              </text:list-item>
            </text:list>
            <text:list text:style-name="L5">
              <text:list-item>
                <text:p>在提交后为社团选择一个图片作为头像</text:p>
              </text:list-item>
            </text:list>
            <text:list text:style-name="L3">
              <text:list-item>
                <text:list>
                  <text:list-item>
                    <text:p>如果暂时没有也可以以后上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社团管理</text:p>
          </draw:text-box>
        </draw:frame>
        <draw:frame presentation:style-name="pr8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在上传头像后会进入社团主页</text:p>
              </text:list-item>
            </text:list>
          </draw:text-box>
        </draw:frame>
        <draw:g>
          <draw:frame draw:style-name="gr1" draw:text-style-name="P2" draw:layer="layout" svg:width="15.468cm" svg:height="13.8cm" svg:x="6.499cm" svg:y="7.2cm">
            <draw:image xlink:href="Pictures/1008E7250000457400003DF5C148CFE9.svg" xlink:type="simple" xlink:show="embed" xlink:actuate="onLoad">
              <text:p/>
            </draw:image>
            <draw:image xlink:href="Pictures/10000201000002A000000257C7D27EED.png" xlink:type="simple" xlink:show="embed" xlink:actuate="onLoad"/>
          </draw:frame>
          <draw:g>
            <draw:line draw:style-name="gr5" draw:text-style-name="P2" draw:layer="layout" svg:x1="4.927cm" svg:y1="8.8cm" svg:x2="6.527cm" svg:y2="10.4cm">
              <text:p/>
            </draw:line>
            <draw:line draw:style-name="gr5" draw:text-style-name="P2" draw:layer="layout" svg:x1="1.936cm" svg:y1="8.8cm" svg:x2="4.927cm" svg:y2="8.8cm">
              <text:p/>
            </draw:line>
            <draw:frame draw:style-name="gr6" draw:text-style-name="P7" draw:layer="layout" svg:width="3.042cm" svg:height="1.191cm" svg:x="1.936cm" svg:y="7.6cm">
              <draw:text-box>
                <text:p>基础信息</text:p>
              </draw:text-box>
            </draw:frame>
            <draw:frame draw:style-name="gr6" draw:text-style-name="P7" draw:layer="layout" svg:width="3.042cm" svg:height="1.191cm" svg:x="1.934cm" svg:y="8.791cm">
              <draw:text-box>
                <text:p>徽章管理</text:p>
              </draw:text-box>
            </draw:frame>
          </draw:g>
          <draw:g>
            <draw:line draw:style-name="gr5" draw:text-style-name="P2" draw:layer="layout" svg:x1="22.92cm" svg:y1="9.191cm" svg:x2="21.967cm" svg:y2="10.191cm">
              <text:p/>
            </draw:line>
            <draw:line draw:style-name="gr5" draw:text-style-name="P2" draw:layer="layout" svg:x1="25.867cm" svg:y1="9.191cm" svg:x2="22.92cm" svg:y2="9.191cm">
              <text:p/>
            </draw:line>
            <draw:frame draw:style-name="gr7" draw:text-style-name="P7" draw:layer="layout" svg:width="3.147cm" svg:height="1.191cm" svg:x="22.92cm" svg:y="8cm">
              <draw:text-box>
                <text:p>访问统计</text:p>
              </draw:text-box>
            </draw:frame>
            <draw:frame draw:style-name="gr7" draw:text-style-name="P7" draw:layer="layout" svg:width="3.147cm" svg:height="1.191cm" svg:x="22.92cm" svg:y="9.191cm">
              <draw:text-box>
                <text:p>成员数量</text:p>
              </draw:text-box>
            </draw:frame>
          </draw:g>
          <draw:g>
            <draw:line draw:style-name="gr5" draw:text-style-name="P2" draw:layer="layout" svg:x1="23.516cm" svg:y1="15.2cm" svg:x2="21.934cm" svg:y2="13.6cm">
              <text:p/>
            </draw:line>
            <draw:line draw:style-name="gr5" draw:text-style-name="P2" draw:layer="layout" svg:x1="25.908cm" svg:y1="15.2cm" svg:x2="23.516cm" svg:y2="15.2cm">
              <text:p/>
            </draw:line>
            <draw:frame draw:style-name="gr7" draw:text-style-name="P7" draw:layer="layout" svg:width="2.418cm" svg:height="1.191cm" svg:x="23.516cm" svg:y="14.009cm">
              <draw:text-box>
                <text:p>二维码</text:p>
              </draw:text-box>
            </draw:frame>
          </draw:g>
          <draw:g>
            <draw:line draw:style-name="gr5" draw:text-style-name="P2" draw:layer="layout" svg:x1="19.877cm" svg:y1="19.292cm" svg:x2="15.734cm" svg:y2="17.2cm">
              <text:p/>
            </draw:line>
            <draw:line draw:style-name="gr5" draw:text-style-name="P2" draw:layer="layout" svg:x1="22.733cm" svg:y1="19.301cm" svg:x2="19.876cm" svg:y2="19.301cm">
              <text:p/>
            </draw:line>
            <draw:frame draw:style-name="gr7" draw:text-style-name="P7" draw:layer="layout" svg:width="3.057cm" svg:height="1.191cm" svg:x="19.876cm" svg:y="18.11cm">
              <draw:text-box>
                <text:p>分享发布</text:p>
              </draw:text-box>
            </draw:frame>
            <draw:frame draw:style-name="gr7" draw:text-style-name="P7" draw:layer="layout" svg:width="3.057cm" svg:height="1.191cm" svg:x="19.877cm" svg:y="19.209cm">
              <draw:text-box>
                <text:p>历史分享</text:p>
              </draw:text-box>
            </draw:frame>
          </draw:g>
          <draw:g>
            <draw:line draw:style-name="gr5" draw:text-style-name="P2" draw:layer="layout" svg:x1="5.269cm" svg:y1="16cm" svg:x2="6.534cm" svg:y2="14.6cm">
              <text:p/>
            </draw:line>
            <draw:line draw:style-name="gr5" draw:text-style-name="P2" draw:layer="layout" svg:x1="2.38cm" svg:y1="16cm" svg:x2="5.269cm" svg:y2="16cm">
              <text:p/>
            </draw:line>
            <draw:frame draw:style-name="gr6" draw:text-style-name="P7" draw:layer="layout" svg:width="3.042cm" svg:height="1.191cm" svg:x="2.334cm" svg:y="14.8cm">
              <draw:text-box>
                <text:p>发布活动</text:p>
              </draw:text-box>
            </draw:frame>
            <draw:frame draw:style-name="gr6" draw:text-style-name="P7" draw:layer="layout" svg:width="3.042cm" svg:height="1.191cm" svg:x="2.38cm" svg:y="15.991cm">
              <draw:text-box>
                <text:p>活动历史</text:p>
              </draw:text-box>
            </draw:frame>
          </draw:g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活动管理</text:p>
          </draw:text-box>
        </draw:frame>
        <draw:frame presentation:style-name="pr8" draw:layer="layout" svg:width="25.199cm" svg:height="15.686cm" svg:x="1.4cm" svg:y="4.914cm" presentation:class="outline" presentation:user-transformed="true">
          <draw:text-box>
            <text:list text:style-name="L5">
              <text:list-item>
                <text:p>活动开始前在社团主页添加活动</text:p>
              </text:list-item>
              <text:list-item>
                <text:p>开始后设置签到问题和答案</text:p>
              </text:list-item>
              <text:list-item>
                <text:p>成员可以选择选项，也可以通过扫描二维码签到</text:p>
              </text:list-item>
            </text:list>
            <text:list text:style-name="L3">
              <text:list-item>
                <text:list>
                  <text:list-item>
                    <text:p>社长需要进入活动页面（点击用户图标 → 详情）</text:p>
                  </text:list-item>
                </text:list>
              </text:list-item>
            </text:list>
            <text:list text:style-name="L6">
              <text:list-item>
                <text:p>社长可以帮助社员进行补签</text:p>
              </text:list-item>
            </text:list>
            <text:list text:style-name="L3">
              <text:list-item>
                <text:list>
                  <text:list-item>
                    <text:p>在活动页面的输入框中输入成员姓名即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4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学分统计</text:p>
          </draw:text-box>
        </draw:frame>
        <draw:frame presentation:style-name="pr8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>期末赋分时不再需要手动输入</text:p>
                <text:list>
                  <text:list-item>
                    <text:p>学分通过活动签到的小时数由十一圈自动计算</text:p>
                  </text:list-item>
                </text:list>
              </text:list-item>
              <text:list-item>
                <text:p>社长可以方便地统计学分</text:p>
                <text:list>
                  <text:list-item>
                    <text:p>社团主页 → 成员管理</text:p>
                  </text:list-item>
                </text:list>
              </text:list-item>
              <text:list-item>
                <text:p>社长不必签到</text:p>
                <text:list>
                  <text:list-item>
                    <text:p>社长会被默认为每次活动都参与，不必担心学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2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个人主页</text:p>
          </draw:text-box>
        </draw:frame>
        <draw:frame presentation:style-name="pr5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进入：左上角 → 你的名字 → 个人主页</text:p>
              </text:list-item>
              <text:list-item>
                <text:p>消息</text:p>
                <text:list>
                  <text:list-item>
                    <text:p>消息包含与社团成员和好友的聊天以及活动、分享</text:p>
                  </text:list-item>
                </text:list>
              </text:list-item>
              <text:list-item>
                <text:p>我的社团、订阅列表</text:p>
                <text:list>
                  <text:list-item>
                    <text:p>加入的社团和关注的社团列表</text:p>
                  </text:list-item>
                </text:list>
              </text:list-item>
              <text:list-item>
                <text:p>我的足迹、好友动态</text:p>
                <text:list>
                  <text:list-item>
                    <text:p>看看别的同学都在干什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2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星级评价</text:p>
          </draw:text-box>
        </draw:frame>
        <draw:frame presentation:style-name="pr5" draw:layer="layout" svg:width="25.199cm" svg:height="12.486cm" svg:x="1.4cm" svg:y="4.914cm" presentation:class="outline" presentation:user-transformed="true">
          <draw:text-box>
            <text:list text:style-name="L3">
              <text:list-item>
                <text:p>进行社团活动的管理，为期末评定星级积累数据</text:p>
              </text:list-item>
              <text:list-item>
                <text:p>通过分享传送活动中必要的资料</text:p>
              </text:list-item>
              <text:list-item>
                <text:p>这些资料将会在社团评价中起到关键作用</text:p>
                <text:list>
                  <text:list-item>
                    <text:p>可以通过社团主页“星级评价”进入页面</text:p>
                  </text:list-item>
                  <text:list-item>
                    <text:p>活动</text:p>
                  </text:list-item>
                  <text:list-item>
                    <text:p>分享</text:p>
                  </text:list-item>
                </text:list>
              </text:list-item>
            </text:list>
          </draw:text-box>
        </draw:frame>
        <draw:frame presentation:style-name="pr5" draw:layer="layout" svg:width="9.8cm" svg:height="3.6cm" svg:x="9.6cm" svg:y="13.7cm" presentation:class="outline" presentation:user-transformed="true">
          <draw:text-box>
            <text:list text:style-name="L3">
              <text:list-item>
                <text:list>
                  <text:list-item>
                    <text:p>影响力</text:p>
                  </text:list-item>
                  <text:list-item>
                    <text:p>成员构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2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社团档案馆</text:p>
          </draw:text-box>
        </draw:frame>
        <draw:frame presentation:style-name="pr5" draw:layer="layout" svg:width="12.297cm" svg:height="12.178cm" svg:x="1.4cm" svg:y="4.914cm" presentation:class="outline">
          <draw:text-box>
            <text:list text:style-name="L3">
              <text:list-item>
                <text:p>社团档案馆将会支持社团资料的存放</text:p>
                <text:list>
                  <text:list-item>
                    <text:p>达到永久存档的目的</text:p>
                  </text:list-item>
                  <text:list-item>
                    <text:p>方便社联评价社团</text:p>
                  </text:list-item>
                  <text:list-item>
                    <text:p>让外宾快速了解社团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>
          <draw:text-box>
            <text:list text:style-name="L3">
              <text:list-item>
                <text:p>幻灯片</text:p>
              </text:list-item>
              <text:list-item>
                <text:p>照片</text:p>
              </text:list-item>
              <text:list-item>
                <text:p>活动视频</text:p>
              </text:list-item>
              <text:list-item>
                <text:p>文档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6T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加入新功能讨论群</text:p>
          </draw:text-box>
        </draw:frame>
        <draw:frame presentation:style-name="pr8" draw:layer="layout" svg:width="12.297cm" svg:height="7.686cm" svg:x="1.4cm" svg:y="4.914cm" presentation:class="outline" presentation:user-transformed="true">
          <draw:text-box>
            <text:list text:style-name="L3">
              <text:list-item>
                <text:p>十一圈新功能讨论群</text:p>
                <text:list>
                  <text:list-item>
                    <text:p>一起构想下一代十一圈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7.524cm" svg:height="7.6cm" svg:x="16.699cm" svg:y="4cm" presentation:class="graphic" presentation:user-transformed="true">
          <draw:image xlink:href="Pictures/100002010000018F000001936A1AABDF.png" xlink:type="simple" xlink:show="embed" xlink:actuate="onLoad">
            <text:p/>
          </draw:image>
        </draw:frame>
        <draw:frame presentation:style-name="pr11" draw:layer="layout" svg:width="12.297cm" svg:height="7.925cm" svg:x="14.313cm" svg:y="12.275cm" presentation:class="outline" presentation:user-transformed="true">
          <draw:text-box>
            <text:list text:style-name="L3">
              <text:list-item>
                <text:p>下载这个幻灯片</text:p>
                <text:list>
                  <text:list-item>
                    <text:p>为何不在下次活动中用这个幻灯片向社员们介绍十一圈的功能呢？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9.802cm" svg:height="9.8cm" svg:x="2.647cm" svg:y="11.2cm" presentation:class="graphic" presentation:user-transformed="true">
          <draw:image xlink:href="Pictures/1000000000000172000001724CE006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感谢聆听</text:p>
          </draw:text-box>
        </draw:frame>
        <draw:frame draw:style-name="gr4" draw:text-style-name="P2" draw:layer="layout" svg:width="10.855cm" svg:height="10.855cm" svg:x="2.345cm" svg:y="5.8cm" presentation:class="graphic" presentation:user-transformed="true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4" draw:text-style-name="P2" draw:layer="layout" svg:width="8.858cm" svg:height="8.858cm" svg:x="16.6cm" svg:y="7.142cm" presentation:class="graphic" presentation:user-transformed="true">
          <draw:image xlink:href="Pictures/10000201000002000000020075B4DB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20_2-background" style:display-name="默认 2-background" style:family="presentation">
      <style:graphic-properties draw:stroke="none" draw:fill="none"/>
      <style:text-properties style:letter-kerning="true"/>
    </style:style>
    <style:style style:name="默认_20_2-backgroundobjects" style:display-name="默认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 draw:auto-grow-height="false" draw:fit-to-size="shrink-to-fit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outline2" style:display-name="默认 2-outline2" style:family="presentation" style:parent-style-name="默认_20_2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2-outline3" style:display-name="默认 2-outline3" style:family="presentation" style:parent-style-name="默认_20_2-outline2">
      <style:paragraph-properties fo:margin-top="0.3cm" fo:margin-bottom="0cm"/>
      <style:text-properties fo:font-size="24pt" style:font-size-asian="24pt" style:font-size-complex="24pt"/>
    </style:style>
    <style:style style:name="默认_20_2-outline4" style:display-name="默认 2-outline4" style:family="presentation" style:parent-style-name="默认_20_2-outline3">
      <style:paragraph-properties fo:margin-top="0.2cm" fo:margin-bottom="0cm"/>
      <style:text-properties fo:font-size="20pt" style:font-size-asian="20pt" style:font-size-complex="20pt"/>
    </style:style>
    <style:style style:name="默认_20_2-outline5" style:display-name="默认 2-outline5" style:family="presentation" style:parent-style-name="默认_20_2-outline4">
      <style:paragraph-properties fo:margin-top="0.1cm" fo:margin-bottom="0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.1cm" fo:margin-bottom="0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.1cm" fo:margin-bottom="0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.1cm" fo:margin-bottom="0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.1cm" fo:margin-bottom="0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54pt" style:font-style-asian="normal" style:font-weight-asian="normal" style:font-name-complex="Lohit Devanagari" style:font-family-complex="'Lohit Devanagar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32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99cm" fo:margin-bottom="0cm" fo:line-height="115%" fo:text-indent="0cm"/>
      <style:text-properties style:font-name="思源黑体 CN Normal1" fo:font-family="'思源黑体 CN Normal'" style:font-pitch="variable" fo:font-size="28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3cm" fo:margin-bottom="0cm" fo:line-height="115%" fo:text-indent="0cm"/>
      <style:text-properties style:font-name="思源黑体 CN Normal1" fo:font-family="'思源黑体 CN Normal'" style:font-pitch="variable" fo:font-size="24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8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3cm" fo:margin-bottom="0cm" fo:line-height="115%" fo:text-indent="0cm"/>
      <style:text-properties style:font-name="思源黑体 CN Normal1" fo:font-family="'思源黑体 CN Normal'" style:font-pitch="variable" fo:font-size="20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5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54pt" style:font-style-asian="normal" style:font-weight-asian="normal" style:font-name-complex="Lohit Devanagari" style:font-family-complex="'Lohit Devanagar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6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_20_2-title">
      <style:graphic-properties draw:auto-grow-height="false" fo:min-height="3.507cm"/>
    </style:style>
    <style:style style:name="Mpr2" style:family="presentation" style:parent-style-name="默认_20_2-outline1">
      <style:graphic-properties fo:min-height="12.179cm"/>
    </style:style>
    <style:style style:name="Mpr3" style:family="presentation" style:parent-style-name="默认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7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_20_2" style:display-name="默认 2" style:page-layout-name="PM1" draw:style-name="Mdp1">
      <draw:frame presentation:style-name="Mpr1" draw:layer="backgroundobjects" svg:width="25.199cm" svg:height="3.506cm" svg:x="1.4cm" svg:y="0.83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12.178cm" svg:x="1.4cm" svg:y="4.914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5.808cm" svg:height="5.808cm" svg:x="19.792cm" svg:y="12.692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_20_2-title" draw:layer="backgroundobjects" svg:width="14.848cm" svg:height="11.135cm" svg:x="3.075cm" svg:y="2.257cm" presentation:class="page"/>
        <draw:frame presentation:style-name="默认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0-21T07:29:45.152316859</dc:date>
    <dc:creator>李宵逸</dc:creator>
    <meta:editing-duration>P1DT18H59M26S</meta:editing-duration>
    <meta:editing-cycles>1006</meta:editing-cycles>
    <meta:document-statistic meta:object-count="118"/>
  </office:meta>
</office:document-meta>
</file>